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1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Objet :</text:p>
      <text:p text:style-name="P11"><text:tab/>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1">Plann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1:12:24</meta:creation-date>
    <meta:editing-duration>P0D</meta:editing-duration>
    <meta:editing-cycles>2</meta:editing-cycles>
    <meta:generator>LibreOffice/3.5$Linux_x86 LibreOffice_project/350m1$Build-2</meta:generator>
    <dc:title>entete P1</dc:title>
    <meta:initial-creator>rhinoceros </meta:initial-creator>
    <dc:date>2013-09-25T13:37:07</dc:date>
    <dc:creator>GUIEU Christophe</dc:creator>
    <meta:document-statistic meta:table-count="5" meta:image-count="0" meta:object-count="0" meta:page-count="2" meta:paragraph-count="28" meta:word-count="51" meta:character-count="271" meta:non-whitespace-character-count="243"/>
    <meta:template xlink:type="simple" xlink:actuate="onRequest" xlink:title="entete P1" xlink:href="../../../../../../../../../home/rhinoceros/.config/libreoffice/4/user/template/entete%20P1.ott" meta:date="2013-09-23T21:12:23"/>
  </office:meta>
</office:document-meta>
</file>